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sans-serif" svg:font-family="sans-serif"/>
  </office:font-face-decls>
  <office:automatic-styles>
    <style:style style:family="text" style:name="T1" style:display-name="T1">
      <style:text-properties style:text-underline-type="single"/>
    </style:style>
    <style:style style:family="text" style:name="T2" style:display-name="T2">
      <style:text-properties style:text-underline-type="single" fo:font-weight="bold"/>
    </style:style>
    <style:style style:family="text" style:name="T3" style:display-name="T3">
      <style:text-properties style:font-name="sans-serif" fo:font-size="11pt"/>
    </style:style>
    <style:style style:family="text" style:name="T4" style:display-name="T4">
      <style:text-properties fo:language="en" fo:country="US"/>
    </style:style>
    <style:style style:family="text" style:name="T5" style:display-name="T5">
      <style:text-properties fo:language="ru" fo:country="RU"/>
    </style:style>
    <style:style style:family="text" style:name="T6" style:display-name="T6">
      <style:text-properties style:text-position="-33%"/>
    </style:style>
    <style:style style:family="paragraph" style:name="P5" style:display-name="P5" style:parent-style-name="Normal">
      <style:text-properties fo:language="en" fo:country="US"/>
    </style:style>
    <style:style style:family="paragraph" style:name="P6" style:display-name="P6" style:parent-style-name="Normal">
      <style:paragraph-properties fo:text-align="left" style:writing-mode="lr"/>
      <style:text-properties fo:language="en" fo:country="US"/>
    </style:style>
    <style:style style:family="paragraph" style:name="P7" style:display-name="P7" style:list-style-name="L1">
      <style:paragraph-properties fo:text-indent="0.000000cm" fo:margin-left="0.508000cm"/>
      <style:text-properties fo:language="en" fo:country="US"/>
    </style:style>
    <style:style style:family="paragraph" style:name="P8" style:display-name="P8" style:list-style-name="L2">
      <style:paragraph-properties fo:text-indent="0.000000cm" fo:margin-left="0.508000cm"/>
    </style:style>
    <style:style style:family="paragraph" style:name="P9" style:display-name="P9" style:parent-style-name="Normal">
      <style:paragraph-properties fo:text-indent="0.000000cm" fo:margin-left="1.270000cm"/>
    </style:style>
    <style:style style:family="paragraph" style:name="P10" style:display-name="P10" style:list-style-name="L3">
      <style:paragraph-properties fo:text-indent="0.000000cm" fo:margin-left="0.508000cm"/>
    </style:style>
    <style:style style:family="paragraph" style:name="P1" style:display-name="P1">
      <style:paragraph-properties fo:break-before="page"/>
    </style:style>
    <style:style style:family="paragraph" style:name="P2" style:display-name="P2"/>
    <style:style style:family="paragraph" style:name="P3" style:display-name="P3" style:parent-style-name="Normal">
      <style:paragraph-properties fo:text-align="left" style:writing-mode="lr"/>
    </style:style>
    <style:style style:family="paragraph" style:name="P4" style:display-name="P4" style:parent-style-name="Normal"/>
    <style:style style:family="section" style:name="Sect1" style:display-name="Sect1"/>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table-cell" style:name="Table1-col1-row2" style:display-name="Table1_col1_row2">
      <style:table-cell-properties style:vertical-align="top" fo:border-left="0.72pt solid #000000" fo:border-right="0.72pt solid #000000" fo:border-top="0.72pt solid #000000" fo:border-bottom="0.72pt solid #000000"/>
    </style:style>
    <style:style style:family="table-cell" style:name="Table1-col1-row3" style:display-name="Table1_col1_row3">
      <style:table-cell-properties style:vertical-align="top" fo:border-left="0.72pt solid #000000" fo:border-right="0.72pt solid #000000" fo:border-top="0.72pt solid #000000" fo:border-bottom="0.72pt solid #000000"/>
    </style:style>
    <style:style style:family="table-cell" style:name="Table1-col1-row4" style:display-name="Table1_col1_row4">
      <style:table-cell-properties style:vertical-align="top" fo:border-left="0.72pt solid #000000" fo:border-right="0.72pt solid #000000" fo:border-top="0.72pt solid #000000" fo:border-bottom="0.72pt solid #000000"/>
    </style:style>
    <style:style style:family="table-cell" style:name="Table1-col2-row2" style:display-name="Table1_col2_row2">
      <style:table-cell-properties style:vertical-align="top" fo:border-left="0.72pt solid #000000" fo:border-right="0.72pt solid #000000" fo:border-top="0.72pt solid #000000" fo:border-bottom="0.72pt solid #000000"/>
    </style:style>
    <style:style style:family="table-cell" style:name="Table1-col2-row3" style:display-name="Table1_col2_row3">
      <style:table-cell-properties style:vertical-align="top" fo:border-left="0.72pt solid #000000" fo:border-right="0.72pt solid #000000" fo:border-top="0.72pt solid #000000" fo:border-bottom="0.72pt solid #000000"/>
    </style:style>
    <style:style style:family="table-cell" style:name="Table1-col2-row4" style:display-name="Table1_col2_row4">
      <style:table-cell-properties style:vertical-align="top" fo:border-left="0.72pt solid #000000" fo:border-right="0.72pt solid #000000" fo:border-top="0.72pt solid #000000" fo:border-bottom="0.72pt solid #000000"/>
    </style:style>
    <style:style style:family="table-cell" style:name="Table1-col3-row2" style:display-name="Table1_col3_row2">
      <style:table-cell-properties style:vertical-align="top" fo:border-left="0.72pt solid #000000" fo:border-right="0.72pt solid #000000" fo:border-top="0.72pt solid #000000" fo:border-bottom="0.72pt solid #000000"/>
    </style:style>
    <style:style style:family="table-cell" style:name="Table1-col3-row3" style:display-name="Table1_col3_row3">
      <style:table-cell-properties style:vertical-align="top" fo:border-left="0.72pt solid #000000" fo:border-right="0.72pt solid #000000" fo:border-top="0.72pt solid #000000" fo:border-bottom="0.72pt solid #000000"/>
    </style:style>
    <style:style style:family="table-cell" style:name="Table1-col3-row4" style:display-name="Table1_col3_row4">
      <style:table-cell-properties style:vertical-align="top" fo:border-left="0.72pt solid #000000" fo:border-right="0.72pt solid #000000" fo:border-top="0.72pt solid #000000" fo:border-bottom="0.72pt solid #000000"/>
    </style:style>
    <style:style style:family="table-cell" style:name="Table1-col2-row1" style:display-name="Table1_col2_row1">
      <style:table-cell-properties style:vertical-align="top" fo:border-left="0.72pt solid #000000" fo:border-right="0.72pt solid #000000" fo:border-top="0.72pt solid #000000" fo:border-bottom="0.72pt solid #000000"/>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Merida, 3 de Marzo del 2020</text:p>
        <text:p text:style-name="P2"/>
        <text:p text:style-name="P2"><text:span text:style-name="T1">Integrantes :</text:span></text:p>
        <text:p text:style-name="P2">-Ruben Gavidia C.I 23.304.199</text:p>
        <text:p text:style-name="P2">-Ermirosa Santiago C.I 23.442.726</text:p>
        <text:p text:style-name="P2"/>
        <text:p text:style-name="P2"><text:span text:style-name="T2">Estocastica 2: </text:span></text:p>
        <text:p text:style-name="P2"><text:span text:style-name="T2">Hipotesis e Intervalos de Confianza</text:span></text:p>
        <text:p text:style-name="P3"/>
        <text:p text:style-name="P3"><text:span text:style-name="T3"> En estadística, técnicas inferenciales como son intervalos de confianza, prueba de hipótesis y pruebas de significancia, son ampliamente utilizadas para hacer inferencias acerca de ciertas características de una población. Aunque este material ocupa gran parte de los cursos básicos de estadística de nivel universitario, es común que en la práctica se haga un uso indistinto de estas técnicas.Es usual observar que se plantean hipótesis nulas y alternativas durante el transcurso de un análisis, se malinterpreta la información que proporciona un intervalo de confianza y se considera el p-valor como un número mágico, cuya sola magnitud permite emitir conclusiones, sin la necesidad de información adicional. </text:span></text:p>
        <text:p text:style-name="P3"/>
        <text:p text:style-name="P4"><text:span text:style-name="T2"> <text:s/>Intervalos de confianza</text:span></text:p>
        <text:p text:style-name="P4"/>
        <text:p text:style-name="P4"> Un estimador de intervalo es una regla que especifica el método para usar las mediciones muestrales en el cálculo de dos números que forman los puntos extremos del intervalo. En elcaso ideal, el intervalo resultante tiene dos  propiedades: la primera, contiene el parámetro objetivo Ф; en la segunda segundo, su amplitud será relativamente pequeña. Uno o ambos puntos extremos del intervalo, siendo funciones de las mediciones muéstrales, variarán aleatoriamente de una muestra a otra. Entonces, la longitud y ubicación del intervalo son cantidades aleatorias; no se puede estar seguros de que el parámetro objetivo Ф (fi<text:span text:style-name="T4">jo</text:span>) caiga entre los puntos extremos</text:p>
        <text:p text:style-name="P4">de cualquier intervalo individual calculado a partir de una sola muestra. En ese caso, el objetivo es hallar un estimador de intervalo capaz de generar intervalos estrechos que tengan una alta probabilidad de incluir a <text:span text:style-name="T5">Ф</text:span>.</text:p>
        <text:p text:style-name="P4"/>
        <text:p text:style-name="P4"> Los estimadores de intervalo suelen recibir el nombre de intervalos de confianza. Los puntos extremos superior e inferior de un intervalo de confianza se denominan límites de confianza superior e inferior, respectivamente.</text:p>
        <text:p text:style-name="P4"/>
        <text:p text:style-name="P4"> Desde un punto de vista práctico, el coeficiente de confianza identifica la fracción de veces, en muestreo repetido, y los intervalos construidos contienen al parámetro objetivo Ф. Si sabemos que el coeficiente de confianza asociado con nuestro estimador es alto, podemos estar <text:span text:style-name="T4">suficientemente</text:span> seguros de que cualquier intervalo de confianza, construido con el uso de los resultados de una sola muestra, contendrá a Ф.</text:p>
        <text:p text:style-name="P4"/>
        <text:p text:style-name="P3">Suponga que P(u ≤ û U ) = 1 − a. son los límites de confianza (aleatorios) superior e inferior, respectivamente, para un parámetro Ф. Entonces, si la probabilidad (1 − Ф) es el coeficiente de confianza. El intervalo aleatorio resultante esta definido por (Ф(L) , Ф(U)) se denomina intervalo de confianza bilateral.</text:p>
        <text:p text:style-name="P4"/>
        <text:p text:style-name="P4">También es posible formar un intervalo de confianza unilateral tal que aun cuando sólo <text:span text:style-name="T5">Ф(</text:span><text:span text:style-name="T4">L)</text:span> es aleatorio en este caso, el intervalo de confianza es <text:span text:style-name="T4">[ф(L),</text:span> Del mismo modo, podríamos tener un intervalo de confianza unilateral superior tal que el intervalo de confianza implicado aquí es: </text:p>
        <text:p text:style-name="P4"/>
        <text:p text:style-name="P4">Un método muy útil para encontrar intervalos de confi anza se llama método del pivote. Éste</text:p>
        <text:p text:style-name="P4">consiste en determinar una cantidad que actúe como pivote y que posea las dos características</text:p>
        <text:p text:style-name="P4">siguientes:</text:p>
        <text:p text:style-name="P4"/>
        <text:p text:style-name="P4"><text:tab/><text:span text:style-name="T4">1.</text:span>Que sea una función de las medidas muestrales y el parámetro desconocido u, donde u</text:p>
        <text:p text:style-name="P4"> <text:s text:c="10"/>sea la única cantidad desconocida.</text:p>
        <text:p text:style-name="P4"><text:tab/>2. Que su distribución de probabilidad no dependa del parámetro u.</text:p>
        <text:p text:style-name="P4"/>
        <text:p text:style-name="P4">Si se conoce la distribución de probabilidad de la cantidad que actúa como pivote, el siguiente</text:p>
        <text:p text:style-name="P4">procedimiento lógico puede usarse para obtener la estimación por intervalos deseada. Si Y es</text:p>
        <text:p text:style-name="P4">cualquier variable aleatoria, <text:span text:style-name="T4">c &gt; 0, es una constante y P(a &lt;= Y &lt;= b)=0.7; entonces ciertamente </text:span></text:p>
        <text:p text:style-name="P4"><text:span text:style-name="T4">P(ca &lt;= cY &lt;= cb)=0.7. Del mismo modo, para cualquier constante d. </text:span></text:p>
        <text:p text:style-name="P4"><text:span text:style-name="T4">P( a + d &lt;= Y + d &lt;= b + d) = 0.7 . Esto es la probabilidad del evento (a ≤ Y ≤ b) no resulta afectada por un cambio de escala o una traslación de Y. Entonces, si conocemos la distribución de probabilidad de una cantidad pivote, podemos usar operaciones como éstas para formar la estimación por intervalos que buscamos. Ilustramos este método con los ejemplos siguientes.</text:span></text:p>
        <text:p text:style-name="P4"/>
        <text:p text:style-name="P4"><text:span text:style-name="T4">EJEMPLO 8.4</text:span></text:p>
        <text:p text:style-name="P4"/>
        <text:p text:style-name="P4"><text:span text:style-name="T4">Suponga que obtenemos una sola observación Y de una distribución exponencial con media u.</text:span></text:p>
        <text:p text:style-name="P4"><text:span text:style-name="T4">Use Y para construir un intervalo de confianza para u con un coefi ciente de confi anza de .90.</text:span></text:p>
        <text:p text:style-name="P4"/>
        <text:p text:style-name="P4"/>
        <text:p text:style-name="P4"/>
        <text:p text:style-name="P4"/>
        <text:p text:style-name="P4"/>
        <text:p text:style-name="P4"/>
        <text:p text:style-name="P4"/>
        <text:p text:style-name="P5">Error de Tipo I y II.</text:p>
        <text:p text:style-name="P6">#import google<text:line-break/> https://support.minitab.com/es-mx/minitab/18/help-and-how-to/statistics/basic-statistics/supporting-topics/basics/type-i-and-type-ii-error/</text:p>
        <text:p text:style-name="P6"><text:line-break/>¿Qué son los errores de tipo I y tipo II?</text:p>
        <text:p text:style-name="P5"/>
        <text:p text:style-name="P5">Ninguna prueba de hipótesis es 100% cierta. Puesto que la prueba se basa en probabilidades, siempre existe la posibilidad de llegar a una conclusión incorrecta. Cuando usted realiza una prueba de hipótesis, puede cometer dos tipos de error: tipo I y tipo II. Los riesgos de estos dos errores están inversamente relacionados y se determinan según el nivel de significancia y la potencia de la prueba. Por lo tanto, usted debe determinar qué error tiene consecuencias más graves para su situación antes de definir los riesgos. </text:p>
        <text:p text:style-name="P5"/>
        <text:p text:style-name="P5"><text:tab/>Error de tipo I </text:p>
        <text:list text:style-name="L1">
          <text:list-item>
            <text:p text:style-name="P7">Si usted rechaza la hipótesis nula cuando es verdadera, comete un error de tipo I. La probabilidad de cometer un error de tipo I es α, que es el nivel de significancia que usted establece para su prueba de hipótesis. Un α de 0.05 indica que usted está dispuesto a aceptar una probabilidad de 5% de estar equivocado al rechazar la hipótesis nula. Para reducir este riesgo, debe utilizar un valor menor para α. Sin embargo, usar un valor menor para alfa significa que usted tendrá menos probabilidad de detectar una diferencia si esta realmente existe. </text:p>
          </text:list-item>
          <text:list-item>
            <text:p text:style-name="P7">Error de tipo II </text:p>
          </text:list-item>
          <text:list-item>
            <text:p text:style-name="P7">Cuando la hipótesis nula es falsa y usted no la rechaza, comete un error de tipo II. La probabilidad de cometer un error de tipo II es β, que depende de la potencia de la prueba. Puede reducir el riesgo de cometer un error de tipo II al asegurarse de que la prueba tenga suficiente potencia. Para ello, asegúrese de que el tamaño de la muestra sea lo suficientemente grande como para detectar una diferencia práctica cuando esta realmente exista. </text:p>
          </text:list-item>
        </text:list>
        <text:p text:style-name="P5"/>
        <text:p text:style-name="P5">La probabilidad de rechazar la hipótesis nula cuando es falsa es igual a 1–β. Este valor es la potencia de la prueba. </text:p>
        <text:p text:style-name="P5"/>
        <text:p text:style-name="P5"/>
        <table:table table:name="Table1">
          <table:table-column/>
          <table:table-column/>
          <table:table-column/>
          <table:table-row>
            <table:table-cell table:style-name="Table1_col1_row1">
              <text:p text:style-name="P1"> </text:p>
            </table:table-cell>
            <table:table-cell table:style-name="Table1_col2_row1" table:number-columns-spanned="2">
              <text:p text:style-name="P4">Verdad acerca de la población</text:p>
            </table:table-cell>
            <table:covered-table-cell/>
          </table:table-row>
          <table:table-row>
            <table:table-cell table:style-name="Table1_col1_row2">
              <text:p text:style-name="P4">Decisión basada en la muestra</text:p>
            </table:table-cell>
            <table:table-cell table:style-name="Table1_col2_row2">
              <text:p text:style-name="P4">H0 es verdadera</text:p>
            </table:table-cell>
            <table:table-cell table:style-name="Table1_col3_row2">
              <text:p text:style-name="P4">H0 es falsa </text:p>
            </table:table-cell>
          </table:table-row>
          <table:table-row>
            <table:table-cell table:style-name="Table1_col1_row3">
              <text:p text:style-name="P4">No rechazar H0</text:p>
            </table:table-cell>
            <table:table-cell table:style-name="Table1_col2_row3">
              <text:p text:style-name="P4">Decisión correcta (probabilidad = 1 - α) </text:p>
            </table:table-cell>
            <table:table-cell table:style-name="Table1_col3_row3">
              <text:p text:style-name="P4">Error tipo II - no rechazar H0 cuando es falsa (probabilidad = β) </text:p>
            </table:table-cell>
          </table:table-row>
          <table:table-row>
            <table:table-cell table:style-name="Table1_col1_row4">
              <text:p text:style-name="P4">Rechazar H0</text:p>
            </table:table-cell>
            <table:table-cell table:style-name="Table1_col2_row4">
              <text:p text:style-name="P4">Error tipo I - rechazar H0 cuando es verdadera (probabilidad = α) </text:p>
            </table:table-cell>
            <table:table-cell table:style-name="Table1_col3_row4">
              <text:p text:style-name="P4">Decisión correcta (probabilidad = 1 - β) </text:p>
            </table:table-cell>
          </table:table-row>
        </table:table>
        <text:p text:style-name="P4"/>
        <text:p text:style-name="P4"/>
        <text:p text:style-name="P4"/>
        <text:p text:style-name="P4">Ejemplo de error de tipo I y tipo II</text:p>
        <text:p text:style-name="P4">Para entender la interrelación entre los errores de tipo I y tipo II, y para determinar cuál error tiene consecuencias más graves para su situación, considere el siguiente ejemplo. </text:p>
        <text:p text:style-name="P4">Un investigador médico desea comparar la efectividad de dos medicamentos. Las hipótesis nula y alternativa son: </text:p>
        <text:list text:style-name="L2">
          <text:list-item>
            <text:p text:style-name="P8">Hipótesis nula (H<text:span text:style-name="T6">0</text:span>): μ<text:span text:style-name="T6">1</text:span>= μ<text:span text:style-name="T6">2</text:span> <text:line-break/>Los dos medicamentos tienen la misma eficacia. </text:p>
          </text:list-item>
          <text:list-item>
            <text:p text:style-name="P8">Hipótesis alternativa (H<text:span text:style-name="T6">1</text:span>): μ<text:span text:style-name="T6">1</text:span>≠ μ<text:span text:style-name="T6">2</text:span> <text:line-break/>Los dos medicamentos no tienen la misma eficacia. </text:p>
          </text:list-item>
        </text:list>
        <text:p text:style-name="P9"/>
        <text:list text:style-name="L3">
          <text:list-item>
            <text:p text:style-name="P10"/>
          </text:list-item>
        </text:list>
        <text:p text:style-name="P5">Un error de tipo I se produce si el investigador rechaza la hipótesis nula y concluye que los dos medicamentos son diferentes cuando, en realidad, no lo son. Si los medicamentos tienen la misma eficacia, el investigador podría considerar que este error no es muy grave, porque de todos modos los pacientes se beneficiarían con el mismo nivel de eficacia independientemente del medicamento que tomen. Sin embargo, si se produce un error de tipo II, el investigador no rechaza la hipótesis nula cuando debe rechazarla. Es decir, el investigador concluye que los medicamentos son iguales cuando en realidad son diferentes. Este error puede poner en riesgo la vida de los pacientes si se pone en venta el medicamento menos efectivo en lugar del medicamento más efectivo. </text:p>
        <text:p text:style-name="P5">Cuando realice las pruebas de hipótesis, considere los riesgos de cometer errores de tipo I y tipo II. Si las consecuencias de cometer un tipo de error son más graves o costosas que cometer el otro tipo de error, entonces elija un nivel de significancia y una potencia para la prueba que reflejen la gravedad relativa de esas consecuencias. </text:p>
        <text:p text:style-name="P5"/>
        <text:p text:style-name="P5">Lema de Neyman Pearson</text:p>
        <text:p text:style-name="P5">#import google</text:p>
        <text:p text:style-name="P5"/>
        <text:p text:style-name="P5"/>
        <text:p text:style-name="P5">#import wackerly</text:p>
        <text:p text:style-name="P5">10.10 Potencia de las pruebas y el lema de Neyman-Pearson</text:p>
        <text:p text:style-name="P5"/>
        <text:p text:style-name="P5">En las siguientes secciones de este capítulo, pasamos de ejemplos prácticos de pruebas es-</text:p>
        <text:p text:style-name="P5">tadísticas a una exposición teórica de sus propiedades. Hemos sugerido pruebas específicas</text:p>
        <text:p text:style-name="P5">para varias situaciones prácticas de pruebas de hipótesis, pero usted puede preguntarse por</text:p>
        <text:p text:style-name="P5">qué seleccionamos esas pruebas en particular. ¿Cómo decidimos sobre los estadísticos de</text:p>
        <text:p text:style-name="P5">prueba que se presentaron y cómo sabíamos que habíamos seleccionado las mejores regiones</text:p>
        <text:p text:style-name="P5">de rechazo?</text:p>
        <text:p text:style-name="P5">La bondad de una prueba es medida por a y b, las probabilidades de errores tipo I y tipo II,</text:p>
        <text:p text:style-name="P5">respectivamente. Por lo general, el valor de a se elige de antemano y determina la ubicación</text:p>
        <text:p text:style-name="P5">de la región de rechazo. Un concepto relacionado pero muy útil para evaluar el desempeño de</text:p>
        <text:p text:style-name="P5">una prueba recibe el nombre de potencia de la prueba. Básicamente, la potencia de una prueba</text:p>
        <text:p text:style-name="P5">es la probabilidad de que la prueba lleve al rechazo de la hipótesis nula.</text:p>
        <text:p text:style-name="P5"/>
        <text:p text:style-name="P5">DEFINICIÓN 10.3</text:p>
        <text:p text:style-name="P5"/>
        <text:p text:style-name="P5">Suponga que W es el estadístico de prueba y RR es la región de rechazo para una prueba</text:p>
        <text:p text:style-name="P5">de una hipótesis que involucra el valor de un parámetro u. Entonces la potencia de la</text:p>
        <text:p text:style-name="P5">prueba, denotada por potencia(u), es la probabilidad de que la prueba lleve al rechazo</text:p>
        <text:p text:style-name="P5">de H 0 cuando el valor real del parámetro es u. Esto es,</text:p>
        <text:p text:style-name="P5">potencia(u) = P (W en RR cuando el valor del parámetro es u).</text:p>
        <text:p text:style-name="P5"/>
        <text:p text:style-name="P5">La prueba uniformemente mas potente.</text:p>
        <text:p text:style-name="P5"/>
        <text:p text:style-name="P5">Intervalos de confianza para muestras pequeñas y muestras grandes.</text:p>
        <text:p text:style-name="P5"/>
        <text:p text:style-name="P5">Relacion entre intervalos de confianza y pruebas de hipotesis.</text:p>
        <text:p text:style-name="P5"/>
        <text:p text:style-name="P5">*2 Ejercicios por tema Teoria o conceptos y teorem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style:default-style style:family="paragraph">
      <style:paragraph-properties style:tab-stop-distance="0.4925in"/>
    </style:default-style>
    <style:style style:family="paragraph" style:name="Text-body" style:display-name="Text body" style:parent-style-name="Normal" style:next-style-name="Text-body">
      <style:paragraph-properties fo:margin-top="0in" fo:margin-bottom="0.0835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initial-creator>Ruben Gavidia</meta:initial-creator>
    <dc:creator>Ruben Gavidia</dc:creator>
    <meta:creation-date>2020-03-02T17:07:20.69</meta:creation-date>
    <dc:date>Tue Mar  3 14:29:04 2020
</dc:date>
  </office:meta>
</office:document-meta>
</file>